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5b7d9" officeooo:paragraph-rsid="0005b7d9"/>
    </style:style>
    <style:style style:name="P2" style:family="paragraph" style:parent-style-name="Standard">
      <style:paragraph-properties fo:line-height="200%"/>
      <style:text-properties officeooo:rsid="00089aa2" officeooo:paragraph-rsid="00089aa2"/>
    </style:style>
    <style:style style:name="P3" style:family="paragraph" style:parent-style-name="Standard">
      <style:paragraph-properties fo:line-height="200%"/>
      <style:text-properties officeooo:rsid="000984a3" officeooo:paragraph-rsid="000984a3"/>
    </style:style>
    <style:style style:name="P4" style:family="paragraph" style:parent-style-name="Standard">
      <style:paragraph-properties fo:line-height="200%"/>
      <style:text-properties officeooo:rsid="000b2697" officeooo:paragraph-rsid="000b2697"/>
    </style:style>
    <style:style style:name="P5" style:family="paragraph" style:parent-style-name="Standard">
      <style:paragraph-properties fo:line-height="200%"/>
      <style:text-properties officeooo:rsid="000cadb1" officeooo:paragraph-rsid="000cadb1"/>
    </style:style>
    <style:style style:name="P6" style:family="paragraph" style:parent-style-name="Standard">
      <style:paragraph-properties fo:line-height="200%"/>
      <style:text-properties officeooo:rsid="00008509" officeooo:paragraph-rsid="000587e6"/>
    </style:style>
    <style:style style:name="P7" style:family="paragraph" style:parent-style-name="Standard">
      <style:paragraph-properties fo:line-height="150%"/>
      <style:text-properties officeooo:rsid="000587e6" officeooo:paragraph-rsid="000587e6"/>
    </style:style>
    <style:style style:name="P8" style:family="paragraph" style:parent-style-name="Standard">
      <style:paragraph-properties fo:line-height="200%"/>
      <style:text-properties officeooo:rsid="000587e6" officeooo:paragraph-rsid="000587e6"/>
    </style:style>
    <style:style style:name="P9" style:family="paragraph" style:parent-style-name="Standard">
      <style:paragraph-properties fo:line-height="150%"/>
      <style:text-properties officeooo:paragraph-rsid="00008509"/>
    </style:style>
    <style:style style:name="T1" style:family="text">
      <style:text-properties officeooo:rsid="00008509"/>
    </style:style>
    <style:style style:name="T2" style:family="text">
      <style:text-properties officeooo:rsid="000587e6"/>
    </style:style>
    <style:style style:name="T3" style:family="text">
      <style:text-properties fo:font-weight="normal" officeooo:rsid="000587e6" style:font-weight-asian="normal" style:font-weight-complex="normal"/>
    </style:style>
    <style:style style:name="T4" style:family="text">
      <style:text-properties officeooo:rsid="0005b7d9"/>
    </style:style>
    <style:style style:name="T5" style:family="text">
      <style:text-properties officeooo:rsid="000984a3"/>
    </style:style>
    <style:style style:name="T6" style:family="text">
      <style:text-properties officeooo:rsid="000b2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« <text:span text:style-name="T2">Se</text:span> méfier des eaux qui dorment » <text:span text:style-name="T2">est un projet de création porté par le chorégraphe Yvann Alexandre, le compositeur </text:span><text:span text:style-name="Strong_20_Emphasis"><text:span text:style-name="T3">Jérémie Morizeau et un corps de ballet de 8 danseurs.</text:span></text:span></text:p>
      <text:p text:style-name="P8">Le chorégraphe trouve sa s<text:span text:style-name="T1">ource d’inspiration <text:s/></text:span>dans <text:span text:style-name="T1">le ballet classique (Le lac des des cygnes de Tchaïkovski) </text:span>tandis que <text:span text:style-name="T1">son domaine de création est le ballet contemporain. </text:span></text:p>
      <text:p text:style-name="P8">Le compositeur <text:span text:style-name="T4">crée sa partition à partir de musique et de montages sonores. L’ensemble produit une bande son d’une grande originalité.</text:span></text:p>
      <text:p text:style-name="P1">Le corps de ballet exprime une vision abstraite de l’œuvre que chaque spectateur interprète à sa manière.</text:p>
      <text:p text:style-name="P2">En regardant le spectacle et en écoutant la musique, je découvre beaucoup de choses : l’originalité de la musique, un mélange des styles et des époques, les oiseaux,…</text:p>
      <text:p text:style-name="P2">Je me remémore d’autres spectacles : le sacre du printemps dans ses différentes appréciations (Maurice Béjart, Pina Baus<text:span text:style-name="T6">c</text:span>h, Sacha Waltz).</text:p>
      <text:p text:style-name="P2">Je suis avec sept personnes de l’atelier d’écriture : Joël, Gilda, Lucille, Isabelle, Salma, Régis et Michèle. Nous avons assisté au spectacle au théâtre Simone <text:span text:style-name="T6">V</text:span>eil <text:span text:style-name="T5">et ensuite Michèle qui habite un <text:s/>appartement tout proche et en face de l’Agora nous a gentiment reçu pour une collation fort sympathique.</text:span></text:p>
      <text:p text:style-name="P3">Je découvre le monde de l’écriture, très différent de celui du bridge que je côtoie habituellement. <text:span text:style-name="T6">C’est la première fois de ma vie que je me trouve en présence d’une assemblée silencieuse dans un salon !</text:span></text:p>
      <text:p text:style-name="P3"/>
      <text:p text:style-name="P4">Pour en revenir au spectacle, je vais en rêver toute la nuit !…</text:p>
      <text:p text:style-name="P4"/>
      <text:p text:style-name="P5">Régis</text:p>
      <text:p text:style-name="P7"/>
      <text:p text:style-name="P9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2T12:27:44.899591723</meta:creation-date>
    <meta:generator>LibreOffice/6.0.7.3$Linux_X86_64 LibreOffice_project/00m0$Build-3</meta:generator>
    <dc:date>2022-01-30T17:59:43.257409812</dc:date>
    <meta:editing-duration>PT10M8S</meta:editing-duration>
    <meta:editing-cycles>3</meta:editing-cycles>
    <meta:print-date>2022-01-30T17:59:00.641101839</meta:print-date>
    <meta:document-statistic meta:table-count="0" meta:image-count="0" meta:object-count="0" meta:page-count="1" meta:paragraph-count="10" meta:word-count="243" meta:character-count="1465" meta:non-whitespace-character-count="1229"/>
  </office:meta>
</office:document-meta>
</file>